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1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2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1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2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1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2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Installing Python packages (Online mode)</text:span></text:p>
      <text:p text:style-name="P2"><text:span text:style-name="T2"/></text:p>
      <text:p text:style-name="P2"><text:span text:style-name="T3">1. Verify if Python and Pip are installed.</text:span></text:p>
      <text:p text:style-name="P2"><text:span text:style-name="T3"><text:tab/></text:span><text:span text:style-name="T4">Use the which python command to identify the installed versions of Python. The command<text:s text:c="8"/>returns the location of the installed instances. If Python 3.5 is not displayed in the results, go to the Python location and verify the version. For example:</text:span></text:p>
      <text:p text:style-name="P2"><text:span text:style-name="T4"/></text:p>
      <text:p text:style-name="P2"><text:span text:style-name="T4">python -V</text:span></text:p>
      <text:p text:style-name="P2"><text:span text:style-name="T4"/></text:p>
      <text:p text:style-name="P2"><text:span text:style-name="T4">/usr/bin/python -V</text:span></text:p>
      <text:p text:style-name="P2"><text:span text:style-name="T4"/></text:p>
      <text:p text:style-name="P2"><text:span text:style-name="T4">/usr/local/bin/python3.5 -V</text:span></text:p>
      <text:p text:style-name="P2"><text:span text:style-name="T4"/></text:p>
      <text:p text:style-name="P2"><text:span text:style-name="T4">If Python 3.5.2 is not displayed, then you must install it.</text:span></text:p>
      <text:p text:style-name="P2"><text:span text:style-name="T4"/></text:p>
      <text:p text:style-name="P2"><text:span text:style-name="T4">Also, the Python packages must be loaded in a specific order to avoid problems with conflicting dependencies. The preliminary packages are downloaded to pre_pythoninstall, and all the rest are downloaded to pythoninstall.</text:span></text:p>
      <text:p text:style-name="P2"><text:span text:style-name="T4"/></text:p>
      <text:p text:style-name="P2"><text:span text:style-name="T4">If Python 3.5 and Pip are installed, you can skip steps 2 - 3.</text:span></text:p>
      <text:p text:style-name="P2"><text:span text:style-name="T4"/></text:p>
      <text:p text:style-name="P2"><text:span text:style-name="T5">2.Install Python</text:span><text:span text:style-name="T6">.</text:span></text:p>
      <text:p text:style-name="P2"><text:span text:style-name="T6">Log in as the root user, and run the following commands:</text:span></text:p>
      <text:p text:style-name="P2"><text:span text:style-name="T6">mkdir -p /home/sifsuser/pythoninstall</text:span></text:p>
      <text:p text:style-name="P2"><text:span text:style-name="T6"/></text:p>
      <text:p text:style-name="P2"><text:span text:style-name="T6">yum -y install dos2unix</text:span></text:p>
      <text:p text:style-name="P2"><text:span text:style-name="T6"/></text:p>
      <text:p text:style-name="P2"><text:span text:style-name="T6">yum -y install yum-utils</text:span></text:p>
      <text:p text:style-name="P2"><text:span text:style-name="T6"/></text:p>
      <text:p text:style-name="P2"><text:span text:style-name="T6">yum -y install openssl openssl-devel</text:span></text:p>
      <text:p text:style-name="P2"><text:span text:style-name="T6"/></text:p>
      <text:p text:style-name="P2"><text:span text:style-name="T6">yum -y install gcc sqlite-devel bzip2 bzip2-devel gcc-c++</text:span></text:p>
      <text:p text:style-name="P2"><text:span text:style-name="T6"/></text:p>
      <text:p text:style-name="P2"><text:span text:style-name="T6">Download and extract Python 3.5.2.</text:span></text:p>
      <text:p text:style-name="P2"><text:span text:style-name="T6">cd /home/sifsuser/pythoninstall</text:span></text:p>
      <text:p text:style-name="P2"><text:span text:style-name="T6"/></text:p>
      <text:p text:style-name="P2"><text:span text:style-name="T6">wget<text:s/></text:span><text:a xlink:href="https://www.python.org/ftp/python/3.5.2/Python-3.5.2.tgz"><text:span text:style-name="T7">https://www.python.org/ftp/python/3.5.2/Python-3.5.2.tgz</text:span></text:a><text:span text:style-name="T8"/></text:p>
      <text:p text:style-name="P2"><text:span text:style-name="T8"/></text:p>
      <text:p text:style-name="P2"><text:span text:style-name="T8">tar -xvzf /home/sifsuser/pythoninstall/Python-3.5.2.tgz</text:span></text:p>
      <text:p text:style-name="P2"><text:span text:style-name="T8"/></text:p>
      <text:p text:style-name="P2"><text:span text:style-name="T8">Install Python.</text:span></text:p>
      <text:p text:style-name="P2"><text:span text:style-name="T8">cd /home/sifsuser/pythoninstall/Python-3.5.2</text:span></text:p>
      <text:p text:style-name="P2"><text:span text:style-name="T8"/></text:p>
      <text:p text:style-name="P2"><text:span text:style-name="T8">./configure</text:span></text:p>
      <text:p text:style-name="P2"><text:span text:style-name="T8"/></text:p>
      <text:p text:style-name="P2"><text:span text:style-name="T8">make</text:span></text:p>
      <text:p text:style-name="P2"><text:span text:style-name="T8"/></text:p>
      <text:p text:style-name="P2"><text:span text:style-name="T8">make altinstall</text:span></text:p>
      <text:p text:style-name="P2"><text:span text:style-name="T8"/></text:p>
      <text:p text:style-name="P2"><text:span text:style-name="T8">/usr/local/bin/python3.5 -V</text:span></text:p>
      <text:p text:style-name="P2"><text:span text:style-name="T8"/></text:p>
      <text:p text:style-name="P2"><text:span text:style-name="T8">The results should show Python 3.5.2.</text:span></text:p>
      <text:p text:style-name="P2"><text:span text:style-name="T8"/></text:p>
      <text:p text:style-name="P2"><text:span text:style-name="T9">3.Install the Python package installer.</text:span></text:p>
      <text:p text:style-name="P2"><text:span text:style-name="T10">Download and install the Python package installer as the root user.</text:span></text:p>
      <text:p text:style-name="P2"><text:span text:style-name="T10">cd /home/sifsuser/pythoninstall</text:span></text:p>
      <text:p text:style-name="P2"><text:span text:style-name="T10"/></text:p>
      <text:p text:style-name="P2"><text:span text:style-name="T10">wget<text:s/></text:span><text:a xlink:href="https://files.pythonhosted.org/packages/b6/ac/7015eb97dc749283ffdec1c3a88ddb8ae03b8fad0f0e611408f196358da3/pip-9.0.1-py2.py3-none-any.whl"><text:span text:style-name="T11">https://files.pythonhosted.org/packages/b6/ac/7015eb97dc749283ffdec1c3a88ddb8ae03b8fad0f0e611408f196358da3/pip-9.0.1-py2.py3-none-any.whl</text:span></text:a><text:span text:style-name="T12"><text:s/>-O /home/sifsuser/pythoninstall/pip-9.0.1-py2.py3-none-any.whl</text:span></text:p>
      <text:p text:style-name="P2"><text:span text:style-name="T12"/></text:p>
      <text:p text:style-name="P2"><text:span text:style-name="T12">/usr/local/bin/python3.5 /home/sifsuser/pythoninstall/pip-9.0.1-py2.py3-none-any.whl/pip install --no-index --find-links=/home/sifsuser/pythoninstall/ pip-9.0.1-py2.py3-none-any.whl</text:span></text:p>
      <text:p text:style-name="P2"><text:span text:style-name="T12"/></text:p>
      <text:p text:style-name="P2"><text:span text:style-name="T12">The results should show “Successfully installed pip-9.0.1”.</text:span></text:p>
      <text:p text:style-name="P2"><text:span text:style-name="T12"/></text:p>
      <text:p text:style-name="P2"><text:span text:style-name="T12">Enter the following command to verify the version:</text:span></text:p>
      <text:p text:style-name="P2"><text:span text:style-name="T12">pip3.5 --version</text:span></text:p>
      <text:p text:style-name="P2"><text:span text:style-name="T12"/></text:p>
      <text:p text:style-name="P2"><text:span text:style-name="T12">The result should display a Pip version that is equal to or greater than 9.0.1. You can ignore any update messages.</text:span></text:p>
      <text:p text:style-name="P2"><text:span text:style-name="T12"/></text:p>
      <text:p text:style-name="P2"><text:span text:style-name="T13">4.Install the ODBC driver.</text:span></text:p>
      <text:p text:style-name="P2"><text:span text:style-name="T14">Download the database driver as the root user by using the following command:</text:span></text:p>
      <text:p text:style-name="P2"><text:span text:style-name="T14"/></text:p>
      <text:p text:style-name="P2"><text:span text:style-name="T14">wget<text:s/></text:span><text:a xlink:href="https://public.dhe.ibm.com/ibmdl/export/pub/software/data/db2/drivers/odbc_cli/linuxx64_odbc_cli.tar.gz"><text:span text:style-name="T15">https://public.dhe.ibm.com/ibmdl/export/pub/software/data/db2/drivers/odbc_cli/linuxx64_odbc_cli.tar.gz</text:span></text:a><text:span text:style-name="T16"><text:s/>-P /home/sifsuser/pythoninstall</text:span></text:p>
      <text:p text:style-name="P2"><text:span text:style-name="T16"/></text:p>
      <text:p text:style-name="P2"><text:span text:style-name="T17">5. Install the Python packages that are used by IBM® Surveillance Insight for Financial Services.</text:span></text:p>
      <text:p text:style-name="P2"><text:span text:style-name="T18">As the root user, create a text file that is named install.sh.</text:span></text:p>
      <text:p text:style-name="P2"><text:span text:style-name="T18">Add the following text to the file.</text:span></text:p>
      <text:p text:style-name="P2"><text:span text:style-name="T18">wget<text:s/></text:span><text:a xlink:href="https://github.com/pgmpy/pgmpy/archive/dev.zip"><text:span text:style-name="T19">https://github.com/pgmpy/pgmpy/archive/dev.zip</text:span></text:a><text:span text:style-name="T20"><text:s/>-O /home/sifsuser/pythoninstall/dev.zip</text:span></text:p>
      <text:p text:style-name="P2"><text:span text:style-name="T20">wget<text:s/></text:span><text:a xlink:href="https://github.com/explosion/spacy-models/releases/download/en_core_web_sm-2.0.0/en_core_web_sm-2.0.0.tar.gz"><text:span text:style-name="T21">https://github.com/explosion/spacy-models/releases/download/en_core_web_sm-2.0.0/en_core_web_sm-2.0.0.tar.gz</text:span></text:a><text:span text:style-name="T22"><text:s/>-O<text:s text:c="5"/>/home/sifsuser/pythoninstall/en_core_web_sm-2.0.0.tar.gz</text:span></text:p>
      <text:p text:style-name="P2"><text:span text:style-name="T22">/usr/local/bin/pip3.5 install<text:s text:c="2"/>numpy==1.12.1</text:span></text:p>
      <text:p text:style-name="P2"><text:span text:style-name="T22">/usr/local/bin/pip3.5 install<text:s text:c="2"/>pandas==0.18.1</text:span></text:p>
      <text:p text:style-name="P2"><text:span text:style-name="T22">/usr/local/bin/pip3.5 install<text:s text:c="2"/>flask==0.12.2</text:span></text:p>
      <text:p text:style-name="P2"><text:span text:style-name="T22">/usr/local/bin/pip3.5 install<text:s text:c="2"/>flask_cors==3.0.3</text:span></text:p>
      <text:p text:style-name="P2"><text:span text:style-name="T22">/usr/local/bin/pip3.5 install<text:s text:c="2"/>flask_restful==0.3.6</text:span></text:p>
      <text:p text:style-name="P2"><text:span text:style-name="T22">/usr/local/bin/pip3.5 install<text:s text:c="2"/>spacy==2.0.5</text:span></text:p>
      <text:p text:style-name="P2"><text:span text:style-name="T22">/usr/local/bin/pip3.5 install<text:s text:c="2"/>nltk==3.2.4</text:span></text:p>
      <text:p text:style-name="P2"><text:span text:style-name="T22">/usr/local/bin/pip3.5 install<text:s text:c="2"/>ibm_db==2.0.8a</text:span></text:p>
      <text:p text:style-name="P2"><text:span text:style-name="T22">/usr/local/bin/pip3.5 install<text:s text:c="2"/>beautifulsoup4==4.5.1</text:span></text:p>
      <text:p text:style-name="P2"><text:span text:style-name="T22">/usr/local/bin/pip3.5 install<text:s text:c="2"/>H5py==2.7.0</text:span></text:p>
      <text:p text:style-name="P2"><text:span text:style-name="T22">/usr/local/bin/pip3.5 install<text:s text:c="2"/>gnip_trend_detection==0.5</text:span></text:p>
      <text:p text:style-name="P2"><text:span text:style-name="T22">/usr/local/bin/pip3.5 install<text:s text:c="2"/>Hdfs==2.1.0</text:span></text:p>
      <text:p text:style-name="P2"><text:span text:style-name="T22">/usr/local/bin/pip3.5 install<text:s text:c="2"/>Requests-kerberos==0.12.0</text:span></text:p>
      <text:p text:style-name="P2"><text:span text:style-name="T22">/usr/local/bin/pip3.5 install<text:s text:c="2"/>Scikit-learn==0.18.1</text:span></text:p>
      <text:p text:style-name="P2"><text:span text:style-name="T22">/usr/local/bin/pip3.5 install<text:s text:c="2"/>statsmodels==0.8.0</text:span></text:p>
      <text:p text:style-name="P2"><text:span text:style-name="T22">/usr/local/bin/pip3.5 install<text:s text:c="2"/>email_reply_parser==0.5.9</text:span></text:p>
      <text:p text:style-name="P2"><text:span text:style-name="T22">/usr/local/bin/pip3.5 install<text:s text:c="2"/>textacy==0.4.1</text:span></text:p>
      <text:p text:style-name="P2"><text:span text:style-name="T22">/usr/local/bin/pip3.5 install<text:s text:c="2"/>tensorflow==1.8</text:span></text:p>
      <text:p text:style-name="P2"><text:span text:style-name="T22">/usr/local/bin/pip3.5 install<text:s text:c="2"/>keras==2.0.2</text:span></text:p>
      <text:p text:style-name="P2"><text:span text:style-name="T22">/usr/local/bin/pip3.5 install<text:s text:c="2"/>scipy==1.0.1</text:span></text:p>
      <text:p text:style-name="P2"><text:span text:style-name="T22">/usr/local/bin/pip3.5 install<text:s text:c="2"/>wrapt==1.10.11</text:span></text:p>
      <text:p text:style-name="P2"><text:span text:style-name="T22">/usr/local/bin/pip3.5 install<text:s text:c="2"/>requests==2.19.1</text:span></text:p>
      <text:p text:style-name="P2"><text:span text:style-name="T22">/usr/local/bin/pip3.5 install<text:s text:c="2"/>pyspark==2.3.1</text:span></text:p>
      <text:p text:style-name="P2"><text:span text:style-name="T22">/usr/local/bin/pip3.5 install<text:s text:c="2"/>segtok==1.5.6</text:span></text:p>
      <text:p text:style-name="P2"><text:span text:style-name="T22"/></text:p>
      <text:p text:style-name="P2"><text:span text:style-name="T22">Give execution permissions to the file, and then run the script as the root user:</text:span></text:p>
      <text:p text:style-name="P2"><text:span text:style-name="T22">chmod 755 install.sh</text:span></text:p>
      <text:p text:style-name="P2"><text:span text:style-name="T22"/></text:p>
      <text:p text:style-name="P2"><text:span text:style-name="T22">./install.sh</text:span></text:p>
      <text:p text:style-name="P2"><text:span text:style-name="T22"/></text:p>
      <text:p text:style-name="P2"><text:span text:style-name="T23">6. Install the pgympy Bayesian network library:</text:span></text:p>
      <text:p text:style-name="P2"><text:span text:style-name="T24">cd /home/sifsuser/pythoninstall/</text:span></text:p>
      <text:p text:style-name="P2"><text:span text:style-name="T24"/></text:p>
      <text:p text:style-name="P2"><text:span text:style-name="T24">unzip /home/sifsuser/pythoninstall/dev.zip</text:span></text:p>
      <text:p text:style-name="P2"><text:span text:style-name="T24"/></text:p>
      <text:p text:style-name="P2"><text:span text:style-name="T24">cd /home/sifsuser/pythoninstall/pgmpy-dev/</text:span></text:p>
      <text:p text:style-name="P2"><text:span text:style-name="T24"/></text:p>
      <text:p text:style-name="P2"><text:span text:style-name="T24">/usr/local/bin/python3.5 setup.py install</text:span></text:p>
      <text:p text:style-name="P2"><text:span text:style-name="T24"/></text:p>
      <text:p text:style-name="P2"><text:span text:style-name="T25">7.Install spaCy.</text:span></text:p>
      <text:p text:style-name="P2"><text:span text:style-name="T26">cd /home/sifsuser/pythoninstall</text:span></text:p>
      <text:p text:style-name="P2"><text:span text:style-name="T26"/></text:p>
      <text:p text:style-name="P2"><text:span text:style-name="T26">/usr/local/bin/pip3.5 install --no-index --find-links=/home/sifsuser/pythoninstall/ en_core_web_sm-2.0.0.tar.gz</text:span></text:p>
      <text:p text:style-name="P2"><text:span text:style-name="T26"/></text:p>
      <text:p text:style-name="P2"><text:span text:style-name="T26">For more information about spaCy, see the Models &amp; Language quick start (</text:span><text:a xlink:href="https://spacy.io/docs/usage/models"><text:span text:style-name="T27">https://spacy.io/docs/usage/models</text:span></text:a><text:span text:style-name="T28">).</text:span></text:p>
      <text:p text:style-name="P2"><text:span text:style-name="T28"/></text:p>
      <text:p text:style-name="P2"><text:span text:style-name="T29">8.Create a symbolic link for this model to en:</text:span></text:p>
      <text:p text:style-name="P2"><text:span text:style-name="T30">/usr/local/bin/python3.5 -m spacy link en_core_web_sm en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